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ket Sans" svg:font-family="'Market Sans', Arial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cbca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d7054"/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paragraph-rsid="000eaad8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Liberation Sans" fo:font-size="16pt" fo:font-style="normal" fo:font-weight="bold" officeooo:rsid="000d7054" officeooo:paragraph-rsid="000d7054" style:font-name-asian="Microsoft YaHei" style:font-size-asian="16pt" style:font-style-asian="normal" style:font-weight-asian="bold" style:font-name-complex="Lucida Sans1" style:font-size-complex="16pt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4.5pt" fo:font-style="normal" fo:font-weight="normal" officeooo:paragraph-rsid="000d7054" style:font-size-asian="14.5pt" style:font-style-asian="normal" style:font-weight-asian="normal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d7054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cbca8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4" style:family="paragraph" style:parent-style-name="Standard">
      <style:text-properties officeooo:paragraph-rsid="000eaad8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0dbfae" officeooo:paragraph-rsid="000eaad8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officeooo:rsid="000dbfae" officeooo:paragraph-rsid="000eaad8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0dbfae" officeooo:paragraph-rsid="000eaad8"/>
    </style:style>
    <style:style style:name="T1" style:family="text">
      <style:text-properties fo:color="#080808" loext:opacity="100%" style:font-name="JetBrains Mono" fo:font-size="14.5pt" fo:font-style="normal" fo:font-weight="normal" style:font-size-asian="14.5pt" style:font-style-asian="normal" style:font-weight-asian="normal"/>
    </style:style>
    <style:style style:name="T2" style:family="text">
      <style:text-properties fo:color="#080808" loext:opacity="100%" style:font-name="JetBrains Mono" fo:font-size="14.5pt" fo:font-style="normal" fo:font-weight="normal" officeooo:rsid="000cbca8" style:font-size-asian="14.5pt" style:font-style-asian="normal" style:font-weight-asian="normal"/>
    </style:style>
    <style:style style:name="T3" style:family="text">
      <style:text-properties fo:color="#080808" loext:opacity="100%" style:font-name="JetBrains Mono" fo:font-size="14.5pt" fo:font-style="normal" fo:font-weight="normal" officeooo:rsid="000d7054" style:font-size-asian="14.5pt" style:font-style-asian="normal" style:font-weight-asian="normal"/>
    </style:style>
    <style:style style:name="T4" style:family="text">
      <style:text-properties fo:color="#080808" loext:opacity="100%" style:font-name="JetBrains Mono" fo:font-size="14.5pt" fo:font-style="normal" fo:font-weight="normal" fo:background-color="#ffff00" loext:char-shading-value="0" style:font-size-asian="14.5pt" style:font-style-asian="normal" style:font-weight-asian="normal"/>
    </style:style>
    <style:style style:name="T5" style:family="text">
      <style:text-properties fo:color="#080808" loext:opacity="100%" style:font-name="JetBrains Mono" fo:font-size="14.5pt" fo:font-style="normal" fo:font-weight="bold" style:font-size-asian="14.5pt" style:font-style-asian="normal" style:font-weight-asian="bold" style:font-weight-complex="bold"/>
    </style:style>
    <style:style style:name="T6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font-variant="normal" fo:text-transform="none" fo:color="#232629" loext:opacity="100%" style:font-name="inherit" fo:font-size="5.55000019073486pt" fo:letter-spacing="normal" fo:font-style="normal" fo:font-weight="normal" style:font-size-asian="14.5pt" style:font-style-asian="normal" style:font-weight-asian="normal" loext:padding="0cm" loext:border="none"/>
    </style:style>
    <style:style style:name="T8" style:family="text">
      <style:text-properties fo:font-variant="normal" fo:text-transform="none" fo:color="#080808" loext:opacity="100%" style:font-name="JetBrains Mono" fo:font-size="14.5pt" fo:letter-spacing="normal" fo:font-style="normal" fo:font-weight="normal" style:font-size-asian="14.5pt" style:font-style-asian="normal" style:font-weight-asian="normal"/>
    </style:style>
    <style:style style:name="T9" style:family="text">
      <style:text-properties fo:font-variant="normal" fo:text-transform="none" fo:color="#080808" loext:opacity="100%" style:font-name="JetBrains Mono" fo:font-size="14.5pt" fo:letter-spacing="normal" fo:font-style="normal" fo:font-weight="normal" style:font-size-asian="14.5pt" style:font-style-asian="normal" style:font-weight-asian="normal" loext:padding="0cm" loext:border="none"/>
    </style:style>
    <style:style style:name="T10" style:family="text">
      <style:text-properties fo:font-variant="normal" fo:text-transform="none" fo:color="#080808" loext:opacity="100%" style:font-name="JetBrains Mono" fo:font-size="14.5pt" fo:letter-spacing="normal" fo:font-style="normal" fo:font-weight="normal" officeooo:rsid="000cbca8" style:font-size-asian="14.5pt" style:font-style-asian="normal" style:font-weight-asian="normal" loext:padding="0cm" loext:border="none"/>
    </style:style>
    <style:style style:name="T11" style:family="text">
      <style:text-properties fo:font-variant="normal" fo:text-transform="none" fo:color="#111820" loext:opacity="100%" style:text-line-through-style="none" style:text-line-through-type="none" style:font-name="Market Sans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2" style:family="text">
      <style:text-properties fo:font-variant="normal" fo:text-transform="none" fo:color="#111820" loext:opacity="100%" style:text-line-through-style="none" style:text-line-through-type="none" style:font-name="Market Sans" fo:letter-spacing="normal" fo:font-style="normal" style:text-underline-style="none" fo:font-weight="normal" officeooo:rsid="000dbfae" style:text-blinking="false" fo:background-color="transparent" loext:char-shading-value="0" loext:padding="0cm" loext:border="none"/>
    </style:style>
    <style:style style:name="T13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fo:color="#006dcc" loext:opacity="100%" style:font-name="JetBrains Mono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officeooo:rsid="000eaad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70_1737679191" text:style-name="Index_20_Link" text:visited-style-name="Index_20_Link">Para crear el archivo de rutas<text:tab/>1</text:a></text:p>
          <text:p text:style-name="P1"><text:a xlink:type="simple" xlink:href="#__RefHeading___Toc168_1737679191" text:style-name="Index_20_Link" text:visited-style-name="Index_20_Link">Para correr el cliente en modo PROD<text:tab/>1</text:a></text:p>
          <text:p text:style-name="P1"><text:a xlink:type="simple" xlink:href="#__RefHeading___Toc919_1737679191" text:style-name="Index_20_Link" text:visited-style-name="Index_20_Link"><text:s/>Este era el contenido de README.md<text:tab/>1</text:a></text:p>
        </text:index-body>
      </text:table-of-content>
      <text:p text:style-name="P7"><text:s text:c="18"/></text:p>
      <text:p text:style-name="Horizontal_20_Line"/>
      <text:h text:style-name="Heading_20_2" text:outline-level="2" text:is-list-header="true"><text:bookmark-start text:name="__RefHeading___Toc170_1737679191"/><text:alphabetical-index-mark-start text:id="IMark2293798484584"/><text:alphabetical-index-mark-start text:id="IMark2293798484776"/>Para crear el archivo de rutas<text:bookmark-end text:name="__RefHeading___Toc170_1737679191"/><text:alphabetical-index-mark-end text:id="IMark2293798484776"/><text:alphabetical-index-mark-end text:id="IMark2293798484584"/></text:h>
      <text:p text:style-name="P4"/>
      <text:p text:style-name="P4"><text:span text:style-name="T3">flutter</text:span><text:span text:style-name="T1"> packages pub run build_runner watch </text:span><text:span text:style-name="T3">o dart run <text:s/>build_runner watch <text:s/></text:span><text:span text:style-name="T1"><text:line-break/><text:line-break/>“watch” parameter tells the tool to keep running and monitoring for changes in </text:span><text:span text:style-name="T5">router class</text:span><text:span text:style-name="T1">.<text:line-break/><text:line-break/>For one time </text:span><text:span text:style-name="T3">build</text:span><text:span text:style-name="T1">:<text:line-break/></text:span></text:p>
      <text:p text:style-name="P4"><text:span text:style-name="T3">flutter</text:span><text:span text:style-name="T1"> packages pub run build_runner build </text:span><text:span text:style-name="T3">o <text:s/>dart run <text:s/>build_runner build <text:s/></text:span></text:p>
      <text:p text:style-name="P8"><text:line-break/></text:p>
      <text:p text:style-name="Horizontal_20_Line"><text:s text:c="21"/></text:p>
      <text:p text:style-name="P2"/>
      <text:h text:style-name="Heading_20_2" text:outline-level="2" text:is-list-header="true"><text:bookmark-start text:name="__RefHeading___Toc168_1737679191"/><text:alphabetical-index-mark-start text:id="IMark2294765319464"/>Para correr el cliente en modo PROD<text:bookmark-end text:name="__RefHeading___Toc168_1737679191"/><text:alphabetical-index-mark-end text:id="IMark2294765319464"/></text:h>
      <text:p text:style-name="P2"><text:span text:style-name="T1"><text:line-break/><text:tab/></text:span><text:span text:style-name="T9">step </text:span><text:span text:style-name="T10">1</text:span><text:span text:style-name="T9">: </text:span><text:span text:style-name="T1">flutter build web<text:line-break/></text:span></text:p>
      <text:p text:style-name="P2"><text:span text:style-name="T9"><text:tab/>step </text:span><text:span text:style-name="T10">2</text:span><text:span text:style-name="T9">: </text:span><text:span text:style-name="Source_20_Text"><text:span text:style-name="T9">cd build/web <text:s text:c="84"/></text:span></text:span></text:p>
      <text:p text:style-name="P2"><text:span text:style-name="Source_20_Text"/></text:p>
      <text:p text:style-name="P2"><text:span text:style-name="T9"><text:tab/>step </text:span><text:span text:style-name="T10">3</text:span><text:span text:style-name="T9">: </text:span><text:span text:style-name="Source_20_Text"><text:span text:style-name="T9">python -m http.server </text:span></text:span></text:p>
      <text:p text:style-name="P3"><text:a xlink:type="simple" xlink:href="https://stackoverflow.com/users/2252830/pskink" text:style-name="Internet_20_link" text:visited-style-name="Visited_20_Internet_20_Link"/></text:p>
      <text:p text:style-name="P3"/>
      <text:p text:style-name="P3"><text:span text:style-name="T2">Esto no me anduvo:</text:span><text:span text:style-name="T1"><text:line-break/><text:tab/>npm install -g http-server<text:line-break/><text:tab/></text:span><text:span text:style-name="T4">cd web</text:span><text:span text:style-name="T1"><text:line-break/><text:tab/>http-server<text:line-break/><text:line-break/></text:span></text:p>
      <text:p text:style-name="P12"/>
      <text:p text:style-name="P12"/>
      <text:p text:style-name="Horizontal_20_Line"/>
      <text:h text:style-name="P6" text:outline-level="2"><text:s text:c="10"/><text:span text:style-name="T12">SELECT @@autocommit;</text:span></text:h>
      <text:p text:style-name="P15"><text:span text:style-name="T11">SET autocommit = 0;</text:span></text:p>
      <text:p text:style-name="P15"><text:soft-page-break/></text:p>
      <text:p text:style-name="P15"><text:span text:style-name="T11"/></text:p>
      <text:p text:style-name="P16"><text:span text:style-name="T11">Si lo tiro con “for update” me da timeout independientemente del estado del autocommit</text:span></text:p>
      <text:p text:style-name="P16"><text:span text:style-name="T11"/></text:p>
      <text:p text:style-name="P17"><text:span text:style-name="T11"><text:s text:c="5"/>Si hago dos “for update”simultáneos, el segundo se queda esperando hasta que da timeout ó el primero libera el registro con commit.</text:span></text:p>
      <text:p text:style-name="P17"><text:span text:style-name="T11"/></text:p>
      <text:p text:style-name="P17"><text:span text:style-name="T11"><text:tab/>Si el primero es for update y el segundo no, el segundo se ejecuta sin problemas.</text:span></text:p>
      <text:p text:style-name="P15"><text:span text:style-name="T11"/></text:p>
      <text:h text:style-name="Heading_20_2" text:outline-level="2" text:is-list-header="true">select apellido, nombre, sexo from pacientes where apellido = 'Smith';</text:h>
      <text:h text:style-name="Heading_20_2" text:outline-level="2"/>
      <text:p text:style-name="Horizontal_20_Line"><text:s text:c="9"/></text:p>
      <text:h text:style-name="Heading_20_2" text:outline-level="2"><text:bookmark-start text:name="__RefHeading___Toc919_1737679191"/><text:s text:c="2"/><text:span text:style-name="T16">Este era el contenido de README.md</text:span><text:bookmark-end text:name="__RefHeading___Toc919_1737679191"/></text:h>
      <text:p text:style-name="P14"><text:s text:c="8"/></text:p>
      <text:p text:style-name="P12"><text:span text:style-name="T13"># </text:span><text:span text:style-name="T6">cardio_gut<text:line-break/><text:line-break/>La navagación que tiene en cuenta la autenticación la saco de:<text:line-break/><text:line-break/></text:span><text:span text:style-name="T14">https://blog.logrocket.com/implementing-route-guards-flutter-web-apps/<text:line-break/>https://github.com/Chinmay-KB/route_guard_example/issues/1<text:line-break/><text:line-break/></text:span><text:span text:style-name="T13">--------------------------------------<text:line-break/></text:span><text:span text:style-name="T6">Agrego Firebase Auth: </text:span><text:span text:style-name="T14">https://pub.dev/packages/firebase_auth<text:line-break/><text:line-break/></text:span><text:span text:style-name="T13">1) </text:span><text:span text:style-name="T6">flutter pub add firebase_core<text:line-break/><text:line-break/></text:span><text:span text:style-name="T13">2) </text:span><text:span text:style-name="T6">dart pub global activate flutterfire_cli<text:line-break/><text:line-break/>flutterfire configure<text:line-break/><text:line-break/>Platform <text:s/>Firebase App Id<text:line-break/>web <text:s text:c="6"/>1:247160854633:web:3e0486bf6f7179f0ca2af8<text:line-break/>android <text:s text:c="2"/>1:247160854633:android:09b16c5b7e3583c0ca2af8<text:line-break/><text:line-break/>Learn more about using this file in the FlutterFire documentation:<text:line-break/></text:span><text:span text:style-name="T13">&gt; </text:span><text:span text:style-name="T14">https://firebase.flutter.dev/docs/cli<text:line-break/><text:line-break/></text:span><text:span text:style-name="T13">3) </text:span><text:span text:style-name="T6">flutter pub add firebase_auth<text:line-break/><text:line-break/>Resolving dependencies...<text:line-break/>build_runner 2.1.7 (2.1.8 available)<text:line-break/>collection 1.15.0 (1.16.0 available)<text:line-break/></text:span><text:span text:style-name="T13">+ </text:span><text:span text:style-name="T6">firebase_auth 0.15.1+1 (3.3.10 available)<text:line-break/></text:span><text:span text:style-name="T13">+ </text:span><text:span text:style-name="T6">firebase_auth_platform_interface 1.1.8 (6.2.1 available)<text:line-break/> <text:s/>firebase_core 0.4.2+2 (1.13.1 available)<text:line-break/> <text:s/>firebase_core_platform_interface 1.0.4 (4.2.5 available)<text:line-break/></text:span><text:soft-page-break/><text:span text:style-name="T6"> <text:s/>material_color_utilities 0.1.3 (0.1.4 available)<text:line-break/> <text:s/>path 1.8.0 (1.8.1 available)<text:line-break/> <text:s/>plugin_platform_interface 1.0.3 (2.1.2 available)<text:line-break/> <text:s/>quiver 2.1.5 (3.0.1+1 available)<text:line-break/> <text:s/>source_span 1.8.1 (1.8.2 available)<text:line-break/> <text:s/>test_api 0.4.8 (0.4.9 available)<text:line-break/> <text:s/>vector_math 2.1.1 (2.1.2 available)<text:line-break/> <text:s/>Changed 2 dependencies!<text:line-break/> <text:s/>The plugin </text:span><text:span text:style-name="T13">`</text:span><text:span text:style-name="T6">firebase_auth</text:span><text:span text:style-name="T13">` </text:span><text:span text:style-name="T6">uses a deprecated version of the Android embedding.<text:line-break/> <text:s/>To avoid unexpected runtime failures, or future build failures, try to see if this plugin supports the Android V2 embedding. Otherwise, consider removing it since a<text:line-break/> <text:s/>future release of Flutter will remove these deprecated APIs.<text:line-break/> <text:s/>If you are plugin author, take a look at the docs for migrating the plugin to the V2 embedding: </text:span><text:span text:style-name="T14">https://flutter.dev/go/android-plugin-migration</text:span><text:span text:style-name="T6">.<text:line-break/><text:line-break/>Corro la app con:<text:line-break/><text:line-break/></text:span><text:span text:style-name="T13">4) </text:span><text:span text:style-name="T6">flutter run<text:line-break/><text:line-break/>y corre, pero, evidentemente, todavía no usa auth<text:line-break/><text:line-break/>firebase_options.dat tiraba una parva de errores que se fueron tocando pubspec.yaml<text:line-break/>(inspirado en: </text:span><text:span text:style-name="T14">https://codewithandrea.com/articles/flutter-firebase-flutterfire-cli/</text:span><text:span text:style-name="T6">)<text:line-break/><text:line-break/>firebase_core: ^1.10.6 &lt;- Cambiada la versión<text:line-break/>#firebase_auth: ^0.15.1+1 &lt;- Comentado<text:line-break/><text:line-break/>Ahora intento meter el código en main.dart<text:line-break/><text:line-break/>Logré inicializar Firebase.<text:line-break/><text:line-break/>Ahora tengo que configurar Auth. Para el caso de GMail tengo que hacer la <text:line-break/>configuración manual: <text:line-break/><text:line-break/></text:span><text:span text:style-name="T14">https://firebase.flutter.dev/docs/manual-installation/<text:line-break/><text:line-break/></text:span><text:span text:style-name="T6">Como se me complicó la configuración de la autenticación con GMail opto por validación por<text:line-break/>usuario/password.<text:line-break/><text:line-break/>Saco la pantalla de login de:<text:line-break/><text:line-break/></text:span><text:span text:style-name="T14">https://www.tutorialkart.com/flutter/flutter-login-screen/<text:line-break/><text:line-break/></text:span><text:span text:style-name="T13">--------------------------------<text:line-break/></text:span><text:span text:style-name="T6">Para subirlo a Firebase Hosting (estoy convencido de que ya lo había hecho)<text:line-break/><text:line-break/>Antes de subirla hay que generar una versión para PROD:<text:line-break/><text:line-break/>flutter build web<text:line-break/><text:line-break/></text:span><text:span text:style-name="T14">https://www.solutelabs.com/blog/flutter-for-web-how-to-deploy-a-flutter-web-appflutter<text:line-break/><text:line-break/></text:span><text:span text:style-name="T6">D:\home\flutter\cardio_gut&gt;firebase login<text:line-break/>Already logged in as j.claudio.grasso@gmail.com<text:line-break/></text:span><text:soft-page-break/><text:span text:style-name="T6"><text:line-break/>D:\home\flutter\cardio_gut&gt;firebase init<text:line-break/><text:line-break/></text:span><text:span text:style-name="T15"> <text:s text:c="4"/>######## #### ######## <text:s/>######## ######## <text:s text:c="4"/>### <text:s text:c="4"/>###### <text:s/>########<text:line-break/> <text:s text:c="4"/>## <text:s text:c="7"/>## <text:s/>## <text:s text:c="4"/>## ## <text:s text:c="6"/>## <text:s text:c="4"/>## <text:s/>## <text:s text:c="2"/>## <text:s/>## <text:s text:c="6"/>##<text:line-break/> <text:s text:c="4"/>###### <text:s text:c="3"/>## <text:s/>######## <text:s/>###### <text:s text:c="2"/>######## <text:s/>######### <text:s/>###### <text:s/>######<text:line-break/> <text:s text:c="4"/>## <text:s text:c="7"/>## <text:s/>## <text:s text:c="3"/>## <text:s/>## <text:s text:c="6"/>## <text:s text:c="4"/>## ## <text:s text:c="4"/>## <text:s text:c="6"/>## ##<text:line-break/> <text:s text:c="4"/>## <text:s text:c="6"/>#### ## <text:s text:c="4"/>## ######## ######## <text:s/>## <text:s text:c="4"/>## <text:s/>###### <text:s/>########<text:line-break/><text:line-break/></text:span><text:span text:style-name="T6">You're about to initialize a Firebase project in this directory:<text:line-break/><text:line-break/>D:\home\flutter\cardio_gut<text:line-break/><text:line-break/>? Are you ready to proceed? Yes<text:line-break/>? Which Firebase features do you want to set up for this directory? Press Space to select features, then Enter to confirm your choices. Hosting: Configure files for F<text:line-break/>irebase Hosting and (optionally) set up GitHub Action deploys<text:line-break/><text:line-break/>=== Project Setup<text:line-break/><text:line-break/>First, let's associate this project directory with a Firebase project.<text:line-break/>You can create multiple project aliases by running firebase use --add,<text:line-break/>but for now we'll just set up a default project.<text:line-break/><text:line-break/>? Please select an option: Use an existing project<text:line-break/>? Select a default Firebase project for this directory: cardio-gut (cardio-gut)<text:line-break/>i <text:s/>Using project cardio-gut (cardio-gut)<text:line-break/><text:line-break/>=== Hosting Setup<text:line-break/><text:line-break/>Your public directory is the folder (relative to your project directory) that<text:line-break/>will contain Hosting assets to be uploaded with firebase deploy. If you<text:line-break/>have a build process for your assets, use your build's output directory.<text:line-break/><text:line-break/>? What do you want to use as your public directory? build/web<text:line-break/>? Configure as a single-page app (rewrite all urls to /index.html)? No<text:line-break/>? Set up automatic builds and deploys with GitHub? No<text:line-break/>? File build/web/404.html already exists. Overwrite? No<text:line-break/>i <text:s/>Skipping write of build/web/404.html<text:line-break/>? File build/web/index.html already exists. Overwrite? No<text:line-break/>i <text:s/>Skipping write of build/web/index.html<text:line-break/><text:line-break/>i <text:s/>Writing configuration info to firebase.json...<text:line-break/>i <text:s/>Writing project information to .firebaserc...<text:line-break/><text:line-break/></text:span><text:span text:style-name="T13">+ <text:s/></text:span><text:span text:style-name="T6">Firebase initialization complete!<text:line-break/><text:line-break/>D:\home\flutter\cardio_gut&gt;<text:line-break/><text:line-break/><text:line-break/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ket Sans" svg:font-family="'Market Sans', Arial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3T15:57:05.150000000</meta:creation-date>
    <dc:date>2023-09-05T17:12:49.663000000</dc:date>
    <meta:editing-duration>P1DT42M1S</meta:editing-duration>
    <meta:editing-cycles>5</meta:editing-cycles>
    <meta:generator>LibreOffice/7.4.6.2$Windows_X86_64 LibreOffice_project/5b1f5509c2decdade7fda905e3e1429a67acd63d</meta:generator>
    <meta:document-statistic meta:table-count="0" meta:image-count="0" meta:object-count="0" meta:page-count="4" meta:paragraph-count="25" meta:word-count="765" meta:character-count="6048" meta:non-whitespace-character-count="4906"/>
  </office:meta>
</office:document-meta>
</file>